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a96" officeooo:paragraph-rsid="000da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ой-то текс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6:50:44.898315501</meta:creation-date>
    <dc:date>2020-05-02T16:51:09.793970377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0.7.3$Linux_X86_64 LibreOffice_project/00m0$Build-3</meta:generator>
  </office:meta>
</office:document-meta>
</file>